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333ff"/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loext:graphic-properties draw:fill="solid" draw:fill-color="#5c8526"/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loext:graphic-properties draw:fill="solid" draw:fill-color="#ff3333"/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1.992cm" svg:x="0.957cm" svg:y="1.005cm">
          <text:p text:style-name="P1"><text:span text:style-name="T1">Suscepti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cm" svg:height="1.992cm" svg:x="8.029cm" svg:y="0.973cm">
          <text:p text:style-name="P1"><text:span text:style-name="T1">Inf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5cm" svg:height="1.992cm" svg:x="15cm" svg:y="0.973cm">
          <text:p text:style-name="P1"><text:span text:style-name="T1">Remo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draw:type="line" svg:x1="5.957cm" svg:y1="2.001cm" svg:x2="8.029cm" svg:y2="1.969cm" draw:start-shape="id1" draw:start-glue-point="1" draw:end-shape="id2" draw:end-glue-point="3" svg:d="M5957 2001l2072-32" svg:viewBox="0 0 2073 33">
          <text:p/>
        </draw:connector>
        <draw:connector draw:style-name="gr4" draw:text-style-name="P1" draw:layer="layout" draw:type="line" svg:x1="13.029cm" svg:y1="1.969cm" svg:x2="15cm" svg:y2="1.969cm" draw:start-shape="id2" draw:start-glue-point="1" draw:end-shape="id3" draw:end-glue-point="3" svg:d="M13029 1969h1971" svg:viewBox="0 0 197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berto Montresor</meta:initial-creator>
    <meta:creation-date>2011-10-02T16:27:53</meta:creation-date>
    <dc:date>2016-03-02T18:42:28.681547000</dc:date>
    <meta:editing-duration>PT6M47S</meta:editing-duration>
    <meta:editing-cycles>4</meta:editing-cycles>
    <meta:generator>LibreOffice/5.1.0.3$MacOSX_X86_64 LibreOffice_project/5e3e00a007d9b3b6efb6797a8b8e57b51ab1f737</meta:generator>
    <meta:document-statistic meta:object-count="5"/>
  </office:meta>
</office:document-meta>
</file>